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e71cd" officeooo:paragraph-rsid="000e71cd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f0cc4" officeooo:paragraph-rsid="000f0cc4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kument k bakalářské práci</text:p>
      <text:p text:style-name="P1"/>
      <text:p text:style-name="P2">Seznameni s Gitem....</text:p>
      <text:p text:style-name="P2"/>
      <text:p text:style-name="P3">Testování:</text:p>
      <text:p text:style-name="P3"/>
      <text:p text:style-name="P3">Unit testy </text:p>
      <text:p text:style-name="P3">Manuální testivání</text:p>
      <text:p text:style-name="P3">Automatické testování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s" fo:country="CZ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cs" fo:country="CZ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8T17:40:24.23</meta:creation-date>
    <dc:date>2014-08-23T13:33:49.803448035</dc:date>
    <meta:editing-duration>PT30S</meta:editing-duration>
    <meta:editing-cycles>3</meta:editing-cycles>
    <meta:generator>LibreOffice/4.2.3.3$Linux_X86_64 LibreOffice_project/420m0$Build-3</meta:generator>
    <meta:document-statistic meta:table-count="0" meta:image-count="0" meta:object-count="0" meta:page-count="1" meta:paragraph-count="6" meta:word-count="14" meta:character-count="108" meta:non-whitespace-character-count="99"/>
  </office:meta>
</office:document-meta>
</file>